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7-10/4-1 Summit)</text:p>
          </table:table-cell>
          <table:table-cell office:value-type="string">
            <text:p>13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outh Dakota (9-7/3-1 Summit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39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4</text:p>
          </table:table-cell>
          <table:table-cell office:value-type="string">
            <text:p>.17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.66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37</text:p>
          </table:table-cell>
          <table:table-cell office:value-type="string">
            <text:p>.32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353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Maggie DiPronio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17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.36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3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16</text:p>
          </table:table-cell>
          <table:table-cell office:value-type="string">
            <text:p>136</text:p>
          </table:table-cell>
          <table:table-cell office:value-type="string">
            <text:p>.287</text:p>
          </table:table-cell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4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9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5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5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.6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396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7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34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7</text:p>
          </table:table-cell>
          <table:table-cell office:value-type="string">
            <text:p>12</text:p>
          </table:table-cell>
          <table:table-cell office:value-type="string">
            <text:p>133</text:p>
          </table:table-cell>
          <table:table-cell office:value-type="string">
            <text:p>.414</text:p>
          </table:table-cell>
          <table:table-cell office:value-type="string">
            <text:p>63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6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5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